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12000000FE3A0FE36E.svm" manifest:media-type=""/>
  <manifest:file-entry manifest:full-path="Pictures/10000000000000200000002000309F1C.png" manifest:media-type="image/png"/>
  <manifest:file-entry manifest:full-path="Pictures/200000010000043A000001319D2CCCC0.svm" manifest:media-type=""/>
  <manifest:file-entry manifest:full-path="Pictures/20000002000001E9000000A56563A309.eps" manifest:media-type=""/>
  <manifest:file-entry manifest:full-path="Pictures/2000000100000124000000D8A19DD6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0§display§\SI{6}{\mega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1§display§\SI{6}{\mega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\SI{0.01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6.773cm" svg:height="2.285cm" svg:x="3.057cm" svg:y="0.614cm">
          <draw:image xlink:href="Pictures/20000002000001E9000000A56563A309.eps" xlink:type="simple" xlink:show="embed" xlink:actuate="onLoad">
            <text:p/>
          </draw:image>
        </draw:frame>
        <draw:frame draw:style-name="gr2" draw:text-style-name="P2" draw:layer="layout" svg:width="0.937cm" svg:height="0.911cm" svg:x="10.627cm" svg:y="2.084cm">
          <draw:text-box>
            <text:p text:style-name="P2">(ا)</text:p>
          </draw:text-box>
        </draw:frame>
        <draw:frame draw:style-name="gr3" draw:text-style-name="P1" draw:layer="layout" svg:width="0.349cm" svg:height="0.258cm" svg:x="9.937cm" svg:y="1.595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49cm" svg:height="0.258cm" svg:x="4.903cm" svg:y="2.204cm">
          <draw:image xlink:href="Pictures/2000000100000124000000D8A19DD694.svm" xlink:type="simple" xlink:show="embed" xlink:actuate="onLoad">
            <text:p/>
          </draw:image>
        </draw:frame>
        <draw:frame draw:style-name="gr2" draw:text-style-name="P2" draw:layer="layout" svg:width="1.2cm" svg:height="0.911cm" svg:x="0.233cm" svg:y="2.103cm">
          <draw:text-box>
            <text:p text:style-name="P2">(ب)</text:p>
          </draw:text-box>
        </draw:frame>
        <draw:frame draw:style-name="gr4" draw:text-style-name="P1" draw:layer="layout" svg:width="0.785cm" svg:height="0.253cm" svg:x="3.541cm" svg:y="1.574cm">
          <draw:image xlink:href="Pictures/2000000100000312000000FE3A0FE36E.svm" xlink:type="simple" xlink:show="embed" xlink:actuate="onLoad">
            <text:p/>
          </draw:image>
        </draw:frame>
        <draw:frame draw:style-name="gr5" draw:text-style-name="P1" draw:layer="layout" svg:width="0.864cm" svg:height="0.278cm" svg:x="7.193cm" svg:y="1.458cm">
          <draw:image xlink:href="Pictures/2000000100000312000000FE3A0FE36E.svm" xlink:type="simple" xlink:show="embed" xlink:actuate="onLoad">
            <text:p/>
          </draw:image>
        </draw:frame>
        <draw:frame draw:style-name="gr6" draw:text-style-name="P1" draw:layer="layout" svg:width="1.081cm" svg:height="0.304cm" svg:x="7.224cm" svg:y="2.702cm">
          <draw:image xlink:href="Pictures/200000010000043A000001319D2CCCC0.svm" xlink:type="simple" xlink:show="embed" xlink:actuate="onLoad">
            <text:p/>
          </draw:image>
        </draw:frame>
        <draw:frame draw:style-name="gr6" draw:text-style-name="P1" draw:layer="layout" svg:width="1.081cm" svg:height="0.304cm" svg:x="3.393cm" svg:y="0.306cm">
          <draw:image xlink:href="Pictures/200000010000043A000001319D2CCCC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6T10:35:55</meta:creation-date>
    <meta:editing-duration>PT42M42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3-26T11:18:35</dc:date>
    <dc:creator>kkk </dc:creator>
    <meta:document-statistic meta:object-count="9"/>
    <meta:template xlink:type="simple" xlink:actuate="onRequest" xlink:title="kkkFigures" xlink:href="../../../../.libreoffice/3/user/template/kkkFigures.otg" meta:date="2014-03-26T10:35:54"/>
  </office:meta>
</office:document-meta>
</file>